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66000003689F5209954E387D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png" text:anchor-type="as-char" svg:width="16.51cm" svg:height="7.585cm" draw:z-index="0"><draw:image xlink:href="Pictures/1000000000000766000003689F5209954E387D4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document-statistic meta:table-count="0" meta:image-count="1" meta:object-count="0" meta:page-count="1" meta:paragraph-count="1" meta:word-count="0" meta:character-count="0" meta:non-whitespace-character-count="0"/>
  </office:meta>
</office:document-meta>
</file>